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22c8e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35fb0" style:font-size-asian="16pt" style:font-size-complex="16pt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8ea5b" style:font-size-asian="16pt" style:font-size-complex="16pt"/>
    </style:style>
    <style:style style:name="T1" style:family="text">
      <style:text-properties officeooo:rsid="001db187"/>
    </style:style>
    <style:style style:name="T2" style:family="text">
      <style:text-properties officeooo:rsid="00222c8e"/>
    </style:style>
    <style:style style:name="T3" style:family="text">
      <style:text-properties officeooo:rsid="00195db8"/>
    </style:style>
    <style:style style:name="T4" style:family="text">
      <style:text-properties officeooo:rsid="00235fb0"/>
    </style:style>
    <style:style style:name="T5" style:family="text">
      <style:text-properties officeooo:rsid="00257a5e"/>
    </style:style>
    <style:style style:name="T6" style:family="text">
      <style:text-properties officeooo:rsid="0028ea5b"/>
    </style:style>
    <style:style style:name="T7" style:family="text">
      <style:text-properties officeooo:rsid="002a477d"/>
    </style:style>
    <style:style style:name="T8" style:family="text">
      <style:text-properties fo:language="en" fo:country="US" officeooo:rsid="00257a5e"/>
    </style:style>
    <style:style style:name="T9" style:family="text">
      <style:text-properties fo:language="en" fo:country="US" officeooo:rsid="002a477d"/>
    </style:style>
    <style:style style:name="T10" style:family="text">
      <style:text-properties fo:language="en" fo:country="US" officeooo:rsid="002b454e"/>
    </style:style>
    <style:style style:name="T11" style:family="text">
      <style:text-properties fo:language="en" fo:country="US" officeooo:rsid="00235fb0"/>
    </style:style>
    <style:style style:name="T12" style:family="text">
      <style:text-properties fo:language="fr" fo:country="FR" officeooo:rsid="002b454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3">de </text:span><text:span text:style-name="T6">16h00</text:span><text:span text:style-name="T3"> à </text:span><text:span text:style-name="T6">17h30</text:span>:</text:p>
      <text:list text:style-name="L1">
        <text:list-item>
          <text:p text:style-name="P6">DAVID Gabriel  (<text:span text:style-name="T6">présentiel</text:span>) : <text:span text:style-name="T7">continu les classes produits, entrer, chemin, fonction, étagère</text:span><text:span text:style-name="T2">.</text:span></text:p>
        </text:list-item>
        <text:list-item>
          <text:p text:style-name="P7">GUILMIN Leny  (<text:span text:style-name="T6">présentiel</text:span>) : <text:span text:style-name="T9">Optimisations des classes, passage de toolbar a menubar, taille des plans ajust</text:span><text:span text:style-name="T12">és</text:span></text:p>
        </text:list-item>
        <text:list-item>
          <text:p text:style-name="P7">FONTAINE Aurélien  (<text:span text:style-name="T6">présentiel</text:span>) : <text:span text:style-name="T10">Signaux application 2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in" fo:margin-top="3.9366in" fo:margin-bottom="0.0827in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1db187"/>
    </style:style>
    <style:style style:name="MT2" style:family="text">
      <style:text-properties officeooo:rsid="00222c8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1</text:span><text:span text:style-name="MT2">4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14T15:21:10.542000000</dc:date>
    <meta:editing-duration>PT1H7M12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65" meta:character-count="424" meta:non-whitespace-character-count="367"/>
  </office:meta>
</office:document-meta>
</file>